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re-visit information</text:p>
          </table:table-cell>
          <table:covered-table-cell table:number-columns-repeated="6" table:style-name="ce1"/>
          <table:table-cell table:style-name="ce1" office:value-type="string" calcext:value-type="string" table:number-columns-spanned="9" table:number-rows-spanned="1">
            <text:p>Post-Visit information</text:p>
          </table:table-cell>
          <table:covered-table-cell table:number-columns-repeated="8"/>
        </table:table-row>
        <table:table-row table:style-name="ro2">
          <table:table-cell table:style-name="ce1" office:value-type="string" calcext:value-type="string">
            <text:p>Date to Visit</text:p>
          </table:table-cell>
          <table:table-cell table:style-name="ce1" office:value-type="string" calcext:value-type="string">
            <text:p>Species</text:p>
          </table:table-cell>
          <table:table-cell table:style-name="ce1" office:value-type="string" calcext:value-type="string">
            <text:p>BLM area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style-name="ce1" office:value-type="string" calcext:value-type="string">
            <text:p>Acces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ate visited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Current Phen</text:p>
          </table:table-cell>
          <table:table-cell office:value-type="string" calcext:value-type="string">
            <text:p>estimated seed maturity time</text:p>
          </table:table-cell>
          <table:table-cell/>
        </table:table-row>
        <table:table-row table:style-name="ro1">
          <table:table-cell office:value-type="date" office:date-value="2023-04-24" calcext:value-type="date">
            <text:p>04/24/23</text:p>
          </table:table-cell>
          <table:table-cell office:value-type="string" calcext:value-type="string">
            <text:p>Lomatium triternatum</text:p>
          </table:table-cell>
          <table:table-cell office:value-type="string" calcext:value-type="string">
            <text:p>N Stonehouse WSA - off Juniper Grade</text:p>
          </table:table-cell>
          <table:table-cell office:value-type="float" office:value="43.05061" calcext:value-type="float">
            <text:p>43.05061</text:p>
          </table:table-cell>
          <table:table-cell office:value-type="float" office:value="-118.35302" calcext:value-type="float">
            <text:p>-118.35302</text:p>
          </table:table-cell>
          <table:table-cell office:value-type="string" calcext:value-type="string">
            <text:p>Off Juniper Grade, nearly roadside</text:p>
          </table:table-cell>
          <table:table-cell office:value-type="string" calcext:value-type="string">
            <text:p>This whole general area looks like it has many promising species. </text:p>
          </table:table-cell>
          <table:table-cell table:number-columns-repeated="9"/>
        </table:table-row>
        <table:table-row table:style-name="ro1">
          <table:table-cell office:value-type="date" office:date-value="2023-04-24" calcext:value-type="date">
            <text:p>04/24/23</text:p>
          </table:table-cell>
          <table:table-cell office:value-type="string" calcext:value-type="string">
            <text:p>Crepis acuminata</text:p>
          </table:table-cell>
          <table:table-cell office:value-type="string" calcext:value-type="string">
            <text:p>NW Stonehouse WSA - Riddle Mountain Lookout area</text:p>
          </table:table-cell>
          <table:table-cell office:value-type="float" office:value="43.06703" calcext:value-type="float">
            <text:p>43.06703</text:p>
          </table:table-cell>
          <table:table-cell office:value-type="float" office:value="-118.41135" calcext:value-type="float">
            <text:p>-118.41135</text:p>
          </table:table-cell>
          <table:table-cell office:value-type="string" calcext:value-type="string">
            <text:p>Anderson valley road, turn East onto spur near -118.381236, 43.066382, and south near -118.401844, 43.071138 <text:s/></text:p>
          </table:table-cell>
          <table:table-cell table:number-columns-repeated="10"/>
        </table:table-row>
        <table:table-row table:style-name="ro1">
          <table:table-cell office:value-type="date" office:date-value="2023-04-24" calcext:value-type="date">
            <text:p>04/24/23</text:p>
          </table:table-cell>
          <table:table-cell office:value-type="string" calcext:value-type="string">
            <text:p>Crepis acuminata; Nothocalais troximoides</text:p>
          </table:table-cell>
          <table:table-cell office:value-type="string" calcext:value-type="string">
            <text:p>NW Stonehouse WSA - Riddle Mountain Lookout area</text:p>
          </table:table-cell>
          <table:table-cell office:value-type="float" office:value="43.05151" calcext:value-type="float">
            <text:p>43.05151</text:p>
          </table:table-cell>
          <table:table-cell office:value-type="float" office:value="-118.40452" calcext:value-type="float">
            <text:p>-118.40452</text:p>
          </table:table-cell>
          <table:table-cell office:value-type="string" calcext:value-type="string">
            <text:p>Anderson valley road, turn East onto spur near -118.381236, 43.066382, and south near -118.401844, 43.071138 <text:s/></text:p>
          </table:table-cell>
          <table:table-cell office:value-type="string" calcext:value-type="string">
            <text:p>Near some private ownership, looks like need to overshoot on blm to hike in from South</text:p>
          </table:table-cell>
          <table:table-cell table:number-columns-repeated="9"/>
        </table:table-row>
        <table:table-row table:style-name="ro1">
          <table:table-cell office:value-type="date" office:date-value="2023-04-24" calcext:value-type="date">
            <text:p>04/24/23</text:p>
          </table:table-cell>
          <table:table-cell office:value-type="string" calcext:value-type="string">
            <text:p>Nothocalais troximoides</text:p>
          </table:table-cell>
          <table:table-cell office:value-type="string" calcext:value-type="string">
            <text:p>NW Stonehouse WSA - Riddle Mountain Lookout area</text:p>
          </table:table-cell>
          <table:table-cell office:value-type="float" office:value="43.07948" calcext:value-type="float">
            <text:p>43.07948</text:p>
          </table:table-cell>
          <table:table-cell office:value-type="float" office:value="-118.46083" calcext:value-type="float">
            <text:p>-118.46083</text:p>
          </table:table-cell>
          <table:table-cell office:value-type="string" calcext:value-type="string">
            <text:p>Near Riddle Mountain Lookout</text:p>
          </table:table-cell>
          <table:table-cell table:number-columns-repeated="10"/>
        </table:table-row>
        <table:table-row table:style-name="ro1">
          <table:table-cell office:value-type="date" office:date-value="2023-04-24" calcext:value-type="date">
            <text:p>04/24/23</text:p>
          </table:table-cell>
          <table:table-cell office:value-type="string" calcext:value-type="string">
            <text:p>Nothocalais troximoides</text:p>
          </table:table-cell>
          <table:table-cell office:value-type="string" calcext:value-type="string">
            <text:p>Stonhouse WSA W boundary</text:p>
          </table:table-cell>
          <table:table-cell office:value-type="float" office:value="43.02105" calcext:value-type="float">
            <text:p>43.02105</text:p>
          </table:table-cell>
          <table:table-cell office:value-type="float" office:value="-118.40984" calcext:value-type="float">
            <text:p>-118.40984</text:p>
          </table:table-cell>
          <table:table-cell office:value-type="string" calcext:value-type="string">
            <text:p>off road making WSA border</text:p>
          </table:table-cell>
          <table:table-cell office:value-type="string" calcext:value-type="string">
            <text:p>Just within WSA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date" office:date-value="2023-04-25" calcext:value-type="date">
            <text:p>04/25/23</text:p>
          </table:table-cell>
          <table:table-cell office:value-type="string" calcext:value-type="string">
            <text:p>Agoseris glauca</text:p>
          </table:table-cell>
          <table:table-cell office:value-type="string" calcext:value-type="string">
            <text:p>Juniper Grade N of Stonehouse WSA</text:p>
          </table:table-cell>
          <table:table-cell office:value-type="float" office:value="43.03117" calcext:value-type="float">
            <text:p>43.03117</text:p>
          </table:table-cell>
          <table:table-cell office:value-type="float" office:value="-118.34091" calcext:value-type="float">
            <text:p>-118.34091</text:p>
          </table:table-cell>
          <table:table-cell office:value-type="string" calcext:value-type="string">
            <text:p>Off Juniper Grade</text:p>
          </table:table-cell>
          <table:table-cell table:number-columns-repeated="10"/>
        </table:table-row>
        <table:table-row table:style-name="ro1">
          <table:table-cell office:value-type="date" office:date-value="2023-04-25" calcext:value-type="date">
            <text:p>04/25/23</text:p>
          </table:table-cell>
          <table:table-cell office:value-type="string" calcext:value-type="string">
            <text:p>Lomatium triternatum</text:p>
          </table:table-cell>
          <table:table-cell office:value-type="string" calcext:value-type="string">
            <text:p>Juniper Grade N of Stonehouse WSA</text:p>
          </table:table-cell>
          <table:table-cell office:value-type="float" office:value="43.05061" calcext:value-type="float">
            <text:p>43.05061</text:p>
          </table:table-cell>
          <table:table-cell office:value-type="float" office:value="-118.35302" calcext:value-type="float">
            <text:p>-118.35302</text:p>
          </table:table-cell>
          <table:table-cell office:value-type="string" calcext:value-type="string">
            <text:p>Off Juniper Grade, nearly roadside</text:p>
          </table:table-cell>
          <table:table-cell table:number-columns-repeated="10"/>
        </table:table-row>
        <table:table-row table:style-name="ro1">
          <table:table-cell office:value-type="date" office:date-value="2023-04-25" calcext:value-type="date">
            <text:p>04/25/23</text:p>
          </table:table-cell>
          <table:table-cell office:value-type="string" calcext:value-type="string">
            <text:p>Agoseris glauca; Astragalus filipes</text:p>
          </table:table-cell>
          <table:table-cell office:value-type="string" calcext:value-type="string">
            <text:p>Second road north of Juniper Grade </text:p>
          </table:table-cell>
          <table:table-cell office:value-type="float" office:value="43.04465" calcext:value-type="float">
            <text:p>43.04465</text:p>
          </table:table-cell>
          <table:table-cell office:value-type="float" office:value="-118.31605" calcext:value-type="float">
            <text:p>-118.31605</text:p>
          </table:table-cell>
          <table:table-cell office:value-type="string" calcext:value-type="string">
            <text:p>Head north on spur from Juniper grade near <text:s/>-118.333, 43.035</text:p>
          </table:table-cell>
          <table:table-cell table:number-columns-repeated="10"/>
        </table:table-row>
        <table:table-row table:style-name="ro1">
          <table:table-cell office:value-type="date" office:date-value="2023-04-25" calcext:value-type="date">
            <text:p>04/25/23</text:p>
          </table:table-cell>
          <table:table-cell office:value-type="string" calcext:value-type="string">
            <text:p>Balsamorhiza hookeri</text:p>
          </table:table-cell>
          <table:table-cell office:value-type="string" calcext:value-type="string">
            <text:p>Neals Hill</text:p>
          </table:table-cell>
          <table:table-cell office:value-type="float" office:value="43.00948" calcext:value-type="float">
            <text:p>43.00948</text:p>
          </table:table-cell>
          <table:table-cell office:value-type="float" office:value="-118.285" calcext:value-type="float">
            <text:p>-118.285</text:p>
          </table:table-cell>
          <table:table-cell office:value-type="string" calcext:value-type="string">
            <text:p>Head north from intersection with Juniper Grade</text:p>
          </table:table-cell>
          <table:table-cell table:number-columns-repeated="10"/>
        </table:table-row>
        <table:table-row table:style-name="ro1">
          <table:table-cell office:value-type="date" office:date-value="2023-04-25" calcext:value-type="date">
            <text:p>04/25/23</text:p>
          </table:table-cell>
          <table:table-cell office:value-type="string" calcext:value-type="string">
            <text:p>Balsamorhiza hookeri</text:p>
          </table:table-cell>
          <table:table-cell office:value-type="string" calcext:value-type="string">
            <text:p>Fields-Denio Rd</text:p>
          </table:table-cell>
          <table:table-cell office:value-type="float" office:value="42.96642" calcext:value-type="float">
            <text:p>42.96642</text:p>
          </table:table-cell>
          <table:table-cell office:value-type="float" office:value="-118.29643" calcext:value-type="float">
            <text:p>-118.29643</text:p>
          </table:table-cell>
          <table:table-cell office:value-type="string" calcext:value-type="string">
            <text:p>This road runs parallel to Anderson – Neals Hill road, it’s just to the East and usually called E Steens. Head South from junction.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date" office:date-value="2023-04-26" calcext:value-type="date">
            <text:p>04/26/23</text:p>
          </table:table-cell>
          <table:table-cell office:value-type="string" calcext:value-type="string">
            <text:p>Lomatium triternatum ; Astragalus filipes; Balsamorhiza sagitatta</text:p>
          </table:table-cell>
          <table:table-cell office:value-type="string" calcext:value-type="string">
            <text:p>W of Stonehouse WSA</text:p>
          </table:table-cell>
          <table:table-cell office:value-type="float" office:value="43.0201" calcext:value-type="float">
            <text:p>43.0201</text:p>
          </table:table-cell>
          <table:table-cell office:value-type="float" office:value="-118.50965" calcext:value-type="float">
            <text:p>-118.50965</text:p>
          </table:table-cell>
          <table:table-cell office:value-type="string" calcext:value-type="string">
            <text:p>Near Happy Valley Road</text:p>
          </table:table-cell>
          <table:table-cell table:number-columns-repeated="10"/>
        </table:table-row>
        <table:table-row table:style-name="ro1">
          <table:table-cell office:value-type="date" office:date-value="2023-04-26" calcext:value-type="date">
            <text:p>04/26/23</text:p>
          </table:table-cell>
          <table:table-cell office:value-type="string" calcext:value-type="string">
            <text:p>Penstemon deustus</text:p>
          </table:table-cell>
          <table:table-cell office:value-type="string" calcext:value-type="string">
            <text:p>W of Stonehouse WSA</text:p>
          </table:table-cell>
          <table:table-cell office:value-type="float" office:value="43.01254" calcext:value-type="float">
            <text:p>43.01254</text:p>
          </table:table-cell>
          <table:table-cell office:value-type="float" office:value="-118.59227" calcext:value-type="float">
            <text:p>-118.59227</text:p>
          </table:table-cell>
          <table:table-cell office:value-type="string" calcext:value-type="string">
            <text:p>Near Happy Valley Road</text:p>
          </table:table-cell>
          <table:table-cell table:number-columns-repeated="10"/>
        </table:table-row>
        <table:table-row table:style-name="ro1">
          <table:table-cell office:value-type="date" office:date-value="2023-04-26" calcext:value-type="date">
            <text:p>04/26/23</text:p>
          </table:table-cell>
          <table:table-cell office:value-type="string" calcext:value-type="string">
            <text:p>Penstemon deustus</text:p>
          </table:table-cell>
          <table:table-cell office:value-type="string" calcext:value-type="string">
            <text:p>W of Stonehouse WSA</text:p>
          </table:table-cell>
          <table:table-cell office:value-type="float" office:value="42.98417" calcext:value-type="float">
            <text:p>42.98417</text:p>
          </table:table-cell>
          <table:table-cell office:value-type="float" office:value="-118.54766" calcext:value-type="float">
            <text:p>-118.54766</text:p>
          </table:table-cell>
          <table:table-cell office:value-type="string" calcext:value-type="string">
            <text:p>Near Happy Valley Road</text:p>
          </table:table-cell>
          <table:table-cell table:number-columns-repeated="10"/>
        </table:table-row>
        <table:table-row table:style-name="ro1">
          <table:table-cell office:value-type="date" office:date-value="2023-04-26" calcext:value-type="date">
            <text:p>04/26/23</text:p>
          </table:table-cell>
          <table:table-cell office:value-type="string" calcext:value-type="string">
            <text:p>Erigeron linearis</text:p>
          </table:table-cell>
          <table:table-cell office:value-type="string" calcext:value-type="string">
            <text:p>W of Stonehouse WSA</text:p>
          </table:table-cell>
          <table:table-cell office:value-type="float" office:value="42.98281" calcext:value-type="float">
            <text:p>42.98281</text:p>
          </table:table-cell>
          <table:table-cell office:value-type="float" office:value="-118.54637" calcext:value-type="float">
            <text:p>-118.54637</text:p>
          </table:table-cell>
          <table:table-cell office:value-type="string" calcext:value-type="string">
            <text:p>Near Happy Valley Road</text:p>
          </table:table-cell>
          <table:table-cell table:number-columns-repeated="10"/>
        </table:table-row>
        <table:table-row table:style-name="ro1" table:number-rows-repeated="5">
          <table:table-cell table:style-name="ce3"/>
          <table:table-cell table:number-columns-repeated="15"/>
        </table:table-row>
        <table:table-row table:style-name="ro1">
          <table:table-cell table:style-name="ce3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0T15:35:56.510069534</meta:creation-date>
    <dc:date>2023-04-20T16:30:35.301104135</dc:date>
    <meta:editing-duration>PT12M57S</meta:editing-duration>
    <meta:editing-cycles>3</meta:editing-cycles>
    <meta:generator>LibreOffice/7.3.7.2$Linux_X86_64 LibreOffice_project/30$Build-2</meta:generator>
    <meta:document-statistic meta:table-count="1" meta:cell-count="104" meta:object-count="0"/>
    <meta:user-defined meta:name="sheets-banding"/>
    <meta:user-defined meta:name="sheets-original-selection"/>
  </office:meta>
</office:document-meta>
</file>